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2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3" style:family="paragraph" style:parent-style-name="Standard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officeooo:paragraph-rsid="000f9cd9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officeooo:paragraph-rsid="001190b0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0e2083"/>
    </style:style>
    <style:style style:name="T4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0e5c83"/>
    </style:style>
    <style:style style:name="T5" style:family="text">
      <style:text-properties fo:font-variant="normal" fo:text-transform="none" fo:color="#212529" loext:opacity="100%" style:font-name="apple-system" fo:font-size="11.25pt" fo:letter-spacing="normal" fo:font-style="normal" fo:font-weight="bold" style:font-size-asian="10pt"/>
    </style:style>
    <style:style style:name="T6" style:family="text">
      <style:text-properties fo:font-variant="normal" fo:text-transform="none" fo:color="#000000" loext:opacity="100%" style:font-name="Consolas" fo:font-size="10pt" fo:letter-spacing="normal" fo:font-style="normal" fo:font-weight="bold" style:font-size-asian="10pt"/>
    </style:style>
    <style:style style:name="T7" style:family="text">
      <style:text-properties fo:font-variant="normal" fo:text-transform="none" fo:color="#000000" loext:opacity="100%" style:font-name="Consolas" fo:font-size="10pt" fo:letter-spacing="normal" fo:font-style="normal" fo:font-weight="bold" officeooo:rsid="000e5c83" style:font-size-asian="10pt"/>
    </style:style>
    <style:style style:name="T8" style:family="text">
      <style:text-properties fo:color="#000000" loext:opacity="100%" style:font-name="Consolas1" fo:font-size="10pt" style:font-size-asian="10pt"/>
    </style:style>
    <style:style style:name="T9" style:family="text">
      <style:text-properties fo:color="#000000" loext:opacity="100%" style:font-name="Consolas1" fo:font-size="10pt" officeooo:rsid="0009f2c7" style:font-size-asian="10pt"/>
    </style:style>
    <style:style style:name="T10" style:family="text">
      <style:text-properties fo:color="#000000" loext:opacity="100%" style:font-name="Consolas1" fo:font-size="10pt" officeooo:rsid="0009f9db" style:font-size-asian="10pt"/>
    </style:style>
    <style:style style:name="T11" style:family="text">
      <style:text-properties fo:color="#000000" loext:opacity="100%" style:font-name="Consolas1" fo:font-size="10pt" officeooo:rsid="001190b0" style:font-size-asian="10pt"/>
    </style:style>
    <style:style style:name="T12" style:family="text">
      <style:text-properties fo:color="#000000" loext:opacity="100%" style:font-name="Consolas1" fo:font-size="10pt" officeooo:rsid="001289ab" style:font-size-asian="10pt"/>
    </style:style>
    <style:style style:name="T13" style:family="text">
      <style:text-properties fo:color="#000000" loext:opacity="100%" style:font-name="Consolas1" fo:font-size="10pt" officeooo:rsid="0012a834" style:font-size-asian="10pt"/>
    </style:style>
    <style:style style:name="T14" style:family="text">
      <style:text-properties fo:color="#000000" loext:opacity="100%" style:font-name="Consolas1" fo:font-size="8pt" style:font-size-asian="8pt"/>
    </style:style>
    <style:style style:name="T15" style:family="text">
      <style:text-properties fo:color="#000000" loext:opacity="100%" style:font-name="Consolas1" fo:font-size="8pt" officeooo:rsid="001190b0" style:font-size-asian="8pt"/>
    </style:style>
    <style:style style:name="T16" style:family="text">
      <style:text-properties fo:color="#000000" loext:opacity="100%" style:font-name="Consolas1" fo:font-size="8pt" officeooo:rsid="001289ab" style:font-size-asian="8pt"/>
    </style:style>
    <style:style style:name="T17" style:family="text">
      <style:text-properties fo:color="#ff0000" loext:opacity="100%" style:font-name="Consolas1" fo:font-size="10pt" style:font-size-asian="10pt"/>
    </style:style>
    <style:style style:name="T18" style:family="text">
      <style:text-properties fo:color="#ff0000" loext:opacity="100%" style:font-name="Consolas1" fo:font-size="8pt" style:font-size-asian="8pt"/>
    </style:style>
    <style:style style:name="T19" style:family="text">
      <style:text-properties fo:color="#0000ff" loext:opacity="100%" style:font-name="Consolas1" fo:font-size="10pt" style:font-size-asian="10pt"/>
    </style:style>
    <style:style style:name="T20" style:family="text">
      <style:text-properties fo:color="#0000ff" loext:opacity="100%" style:font-name="Consolas1" fo:font-size="8pt" style:font-size-asian="8pt"/>
    </style:style>
    <style:style style:name="T21" style:family="text">
      <style:text-properties fo:color="#3f7f7f" loext:opacity="100%" style:font-name="Consolas1" fo:font-size="10pt" style:font-size-asian="10pt"/>
    </style:style>
    <style:style style:name="T22" style:family="text">
      <style:text-properties fo:color="#3f7f7f" loext:opacity="100%" style:font-name="Consolas1" fo:font-size="10pt" officeooo:rsid="0009f9db" style:font-size-asian="10pt"/>
    </style:style>
    <style:style style:name="T23" style:family="text">
      <style:text-properties fo:color="#804040" loext:opacity="100%" style:font-name="Consolas1" fo:font-size="10pt" style:font-size-asian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Tarea XQuery</text:h>
      <text:p text:style-name="P1"><text:span text:style-name="T1">XQUERY usando los ficheros </text:span><text:span text:style-name="Strong_20_Emphasis"><text:span text:style-name="T2">(libros.xml y librosalmacen.xml)</text:span></text:span></text:p>
      <text:list xml:id="list888923002" text:style-name="L1">
        <text:list-item>
          <text:p text:style-name="P4"><text:span text:style-name="Strong_20_Emphasis"><text:span text:style-name="T2">Listar el título de todos los libros.</text:span></text:span></text:p>
          <text:p text:style-name="P3"><text:span text:style-name="Strong_20_Emphasis"><text:span text:style-name="T6">for $lib in /bib//titulo</text:span></text:span><text:line-break/><text:span text:style-name="T8">return </text:span><text:span text:style-name="T17">&lt;</text:span><text:span text:style-name="T19">LIBRO</text:span><text:span text:style-name="T17">&gt;</text:span><text:span text:style-name="T8">{$lib/text()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Listar año y título de todos los libros, ordenados por el año.</text:span></text:span></text:p>
          <text:p text:style-name="P3"><text:span text:style-name="Strong_20_Emphasis"><text:span text:style-name="T6">for $lib in /bib/libro</text:span></text:span><text:line-break/><text:span text:style-name="T8">let $t := $lib/titulo/text(), $year :=$lib/data(@añ</text:span><text:span text:style-name="T10">o</text:span><text:span text:style-name="T8">)</text:span><text:line-break/><text:span text:style-name="T8">order by $year</text:span><text:line-break/><text:span text:style-name="T8">return </text:span><text:span text:style-name="T17">&lt;</text:span><text:span text:style-name="T19">LIBRO</text:span><text:span text:style-name="T17">&gt;</text:span><text:span text:style-name="T8">{$t,', ',$year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Listar los libros cuyo precio sea 65.95</text:span></text:span></text:p>
          <text:p text:style-name="P3"><text:span text:style-name="Strong_20_Emphasis"><text:span text:style-name="T6">for $lib in /bib/libro[precio=65.95]</text:span></text:span><text:line-break/><text:span text:style-name="T8">return </text:span><text:span text:style-name="T17">&lt;</text:span><text:span text:style-name="T19">LIBRO</text:span><text:span text:style-name="T17">&gt;</text:span><text:span text:style-name="T8">{$lib/</text:span><text:span text:style-name="T9">node()</text:span><text:span text:style-name="T8">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Listar los libros publicados antes del año 2000</text:span></text:span></text:p>
          <text:p text:style-name="P3"><text:span text:style-name="Strong_20_Emphasis"><text:span text:style-name="T6">for $lib in /bib/libro[@a</text:span></text:span><text:span text:style-name="T8">ñ</text:span><text:span text:style-name="T9">o</text:span><text:span text:style-name="T17">&lt;</text:span><text:span text:style-name="T21">2000]</text:span><text:line-break/><text:span text:style-name="T21">return &lt;LIBRO</text:span><text:span text:style-name="T17">&gt;</text:span><text:span text:style-name="T8">{$lib/</text:span><text:span text:style-name="T9">node()</text:span><text:span text:style-name="T8">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Listar año y título de los libros publicados por Addison-Wesley después del año 1992.</text:span></text:span></text:p>
          <text:p text:style-name="P3"><text:span text:style-name="Strong_20_Emphasis"><text:span text:style-name="T6">for $lib in /bib/libro[@a</text:span></text:span><text:span text:style-name="T8">ñ</text:span><text:span text:style-name="T11">o</text:span><text:span text:style-name="T8">&gt;1992 and editorial="Addison-Wesley"]</text:span><text:line-break/><text:span text:style-name="T8">let $t := $lib/titulo, $year :=$lib/data(@añ</text:span><text:span text:style-name="T10">o</text:span><text:span text:style-name="T8">)</text:span><text:line-break/><text:span text:style-name="T8">return </text:span><text:span text:style-name="T17">&lt;</text:span><text:span text:style-name="T19">LIBRO</text:span><text:span text:style-name="T17">&gt;</text:span><text:span text:style-name="T8">{$t,</text:span><text:span text:style-name="T17">&lt;</text:span><text:span text:style-name="T19">YEAR</text:span><text:span text:style-name="T17">&gt;</text:span><text:span text:style-name="T8">{$year}</text:span><text:span text:style-name="T17">&lt;/</text:span><text:span text:style-name="T19">YEAR</text:span><text:span text:style-name="T17">&gt;</text:span><text:span text:style-name="T8">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Listar año y título de los libros que tienen más de un autor.</text:span></text:span></text:p>
          <text:p text:style-name="P3"><text:span text:style-name="Strong_20_Emphasis"><text:span text:style-name="T6">for $lib in /bib/libro[count(autor)&gt;1]</text:span></text:span><text:line-break/><text:span text:style-name="T8">let $t := $lib/titulo, $year :=$lib/data(@añ</text:span><text:span text:style-name="T10">o</text:span><text:span text:style-name="T8">)</text:span><text:line-break/><text:span text:style-name="T8">return </text:span><text:span text:style-name="T17">&lt;</text:span><text:span text:style-name="T19">LIBRO</text:span><text:span text:style-name="T17">&gt;</text:span><text:span text:style-name="T8">{$t,</text:span><text:span text:style-name="T17">&lt;</text:span><text:span text:style-name="T19">YEAR</text:span><text:span text:style-name="T17">&gt;</text:span><text:span text:style-name="T8">{$year}</text:span><text:span text:style-name="T17">&lt;/</text:span><text:span text:style-name="T19">YEAR</text:span><text:span text:style-name="T17">&gt;</text:span><text:span text:style-name="T8">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Listar año y título de los libros que tienen no tienen autor.</text:span></text:span></text:p>
          <text:p text:style-name="P3"><text:span text:style-name="Strong_20_Emphasis"><text:span text:style-name="T6">for $lib in /bib/libro[count(autor)</text:span></text:span><text:span text:style-name="T17">&lt;</text:span><text:span text:style-name="T21">1]</text:span><text:line-break/><text:span text:style-name="T21">let $t :</text:span><text:span text:style-name="T23">= </text:span><text:span text:style-name="T21">$lib</text:span><text:span text:style-name="T17">/</text:span><text:span text:style-name="T21">titulo, $year :</text:span><text:span text:style-name="T23">=</text:span><text:span text:style-name="T21">$lib</text:span><text:span text:style-name="T17">/</text:span><text:span text:style-name="T21">data(@añ</text:span><text:span text:style-name="T22">o</text:span><text:span text:style-name="T21">)</text:span><text:line-break/><text:span text:style-name="T21">return &lt;LIBRO</text:span><text:span text:style-name="T17">&gt;</text:span><text:span text:style-name="T8">{$t,</text:span><text:span text:style-name="T17">&lt;</text:span><text:span text:style-name="T19">YEAR</text:span><text:span text:style-name="T17">&gt;</text:span><text:span text:style-name="T8">{$year}</text:span><text:span text:style-name="T17">&lt;/</text:span><text:span text:style-name="T19">YEAR</text:span><text:span text:style-name="T17">&gt;</text:span><text:span text:style-name="T8">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Mostrar los apellidos de los autores que aparecen en el documento, sin repeticiones, ordenados alfabéticamente.</text:span></text:span></text:p>
          <text:p text:style-name="P3"><text:span text:style-name="Strong_20_Emphasis"><text:span text:style-name="T6">for $autores in distinct-values(/bib/libro/autor/apellido)</text:span></text:span><text:line-break/><text:span text:style-name="T8">order by $autores</text:span><text:line-break/><text:span text:style-name="T8">return </text:span><text:span text:style-name="T17">&lt;</text:span><text:span text:style-name="T19">AUT_APELLIDO</text:span><text:span text:style-name="T17">&gt;</text:span><text:span text:style-name="T8">{$autores}</text:span><text:span text:style-name="T17">&lt;/</text:span><text:span text:style-name="T19">AUT_APELLIDO</text:span><text:span text:style-name="T17">&gt;</text:span><text:line-break/></text:p>
        </text:list-item>
        <text:list-item>
          <text:p text:style-name="P4"><text:soft-page-break/><text:span text:style-name="Strong_20_Emphasis"><text:span text:style-name="T2">Por cada libro, listar agrupado en un elemento &lt;result&gt; su titulo y autores</text:span></text:span></text:p>
          <text:p text:style-name="P3"><text:span text:style-name="Strong_20_Emphasis"><text:span text:style-name="T6">for $lib in /bib/libro</text:span></text:span><text:line-break/><text:span text:style-name="T8">let $t := $lib/titulo, $aut := $lib/autor</text:span><text:line-break/><text:span text:style-name="T8">return </text:span><text:span text:style-name="T17">&lt;</text:span><text:span text:style-name="T19">result</text:span><text:span text:style-name="T17">&gt;</text:span><text:span text:style-name="T8">{$t,$aut}</text:span><text:span text:style-name="T17">&lt;/</text:span><text:span text:style-name="T19">result</text:span><text:span text:style-name="T17">&gt;</text:span><text:line-break/></text:p>
        </text:list-item>
        <text:list-item>
          <text:p text:style-name="P4"><text:span text:style-name="Strong_20_Emphasis"><text:span text:style-name="T2">Por cada libro, obtener su título y el número de autores, agrupados en un elemento &lt;libro&gt;</text:span></text:span></text:p>
          <text:p text:style-name="P3"><text:span text:style-name="Strong_20_Emphasis"><text:span text:style-name="T6">for $lib in /bib/libro</text:span></text:span><text:line-break/><text:span text:style-name="T8">let $t := $lib/titulo, $aut := count($lib/autor)</text:span><text:line-break/><text:span text:style-name="T8">return </text:span><text:span text:style-name="T17">&lt;</text:span><text:span text:style-name="T19">libro</text:span><text:span text:style-name="T17">&gt;</text:span><text:span text:style-name="T8">{$t,</text:span><text:span text:style-name="T17">&lt;</text:span><text:span text:style-name="T19">autores</text:span><text:span text:style-name="T17">&gt;</text:span><text:span text:style-name="T8">{$aut}</text:span><text:span text:style-name="T17">&lt;/</text:span><text:span text:style-name="T19">autores</text:span><text:span text:style-name="T17">&gt;</text:span><text:span text:style-name="T8">}</text:span><text:span text:style-name="T17">&lt;/</text:span><text:span text:style-name="T19">libro</text:span><text:span text:style-name="T17">&gt;</text:span><text:line-break/></text:p>
        </text:list-item>
        <text:list-item>
          <text:p text:style-name="P4"><text:span text:style-name="Strong_20_Emphasis"><text:span text:style-name="T2">Una lista ordenada alfabéticamente de categorías de libros comprados.</text:span></text:span></text:p>
          <text:p text:style-name="P4"><text:span text:style-name="Strong_20_Emphasis"><text:span text:style-name="T2">//</text:span></text:span><text:span text:style-name="Strong_20_Emphasis"><text:span text:style-name="T3">A falta de categoría lo ordeno por los títulos de los libros</text:span></text:span></text:p>
          <text:p text:style-name="P4"><text:span text:style-name="Strong_20_Emphasis"><text:span text:style-name="T3">//</text:span></text:span><text:span text:style-name="Strong_20_Emphasis"><text:span text:style-name="T4">He supuesto que la posición de los libros en la lista se corresponde </text:span></text:span></text:p>
          <text:p text:style-name="P4"><text:span text:style-name="Strong_20_Emphasis"><text:span text:style-name="T4">//con los códigos de que hay en ‘almacen’.</text:span></text:span></text:p>
          <text:p text:style-name="P3"><text:span text:style-name="Strong_20_Emphasis"><text:span text:style-name="T6">for $codComp in /almacen/comprados/codigo/number()</text:span></text:span><text:line-break/><text:span text:style-name="T8">for $lib in /bib/libro[position()=$codComp]</text:span><text:line-break/><text:span text:style-name="T8">order by $lib/titulo</text:span><text:line-break/><text:span text:style-name="T8">return $lib</text:span><text:line-break/></text:p>
        </text:list-item>
        <text:list-item>
          <text:p text:style-name="P4"><text:span text:style-name="Strong_20_Emphasis"><text:span text:style-name="T2">Obtener la suma del importe de todos los libros que están pendientes.</text:span></text:span></text:p>
          <text:p text:style-name="P5"><text:span text:style-name="Strong_20_Emphasis"><text:span text:style-name="T3">//</text:span></text:span><text:span text:style-name="Strong_20_Emphasis"><text:span text:style-name="T4">He supuesto que la posición de los libros en la lista se corresponde </text:span></text:span></text:p>
          <text:p text:style-name="P6"><text:span text:style-name="Strong_20_Emphasis"><text:span text:style-name="T4">//con los códigos de que hay en ‘almacen’.</text:span></text:span></text:p>
          <text:p text:style-name="P6"><text:span text:style-name="T15">let $codPen := /almacen/pendientes/codigo/number()</text:span><text:line-break/><text:span text:style-name="T14">for $precio in sum(/bib/libro[position()=$codPen]/precio)</text:span><text:line-break/><text:span text:style-name="T14">return </text:span><text:span text:style-name="T18">&lt;</text:span><text:span text:style-name="T20">IMPORTE_PENDIENTES</text:span><text:span text:style-name="T18">&gt;</text:span><text:span text:style-name="T14">{$precio}</text:span><text:span text:style-name="T18">&lt;/</text:span><text:span text:style-name="T20">IMPORTE_PENDIENTES</text:span><text:span text:style-name="T18">&gt;</text:span><text:line-break/></text:p>
        </text:list-item>
        <text:list-item>
          <text:p text:style-name="P4"><text:span text:style-name="Strong_20_Emphasis"><text:span text:style-name="T2">Una lista ordenada de autores que tengan libros pendientes. La última línea contendrá una línea que tenga el total de autores.</text:span></text:span></text:p>
          <text:p text:style-name="P3"><text:span text:style-name="T16">let $codPen := /almacen/pendientes/codigo/number()</text:span><text:line-break/><text:span text:style-name="T14">for $total in count(distinct-values(/bib/libro[position()=$codPen]/autor))</text:span><text:line-break/><text:span text:style-name="T14">let $autores := /bib/libro[position()=$codPen]/autor</text:span><text:line-break/><text:span text:style-name="T14">return </text:span><text:span text:style-name="T18">&lt;</text:span><text:span text:style-name="T20">AUTORES</text:span><text:span text:style-name="T18">&gt;</text:span><text:span text:style-name="T14">{$autores}</text:span><text:span text:style-name="T18">&lt;</text:span><text:span text:style-name="T20">TOTAL_AUTORES</text:span><text:span text:style-name="T18">&gt;</text:span><text:span text:style-name="T14">{$total}</text:span><text:span text:style-name="T18">&lt;/</text:span><text:span text:style-name="T20">TOTAL_AUTORES</text:span><text:span text:style-name="T18">&gt;&lt;/</text:span><text:span text:style-name="T20">AUTORES</text:span><text:span text:style-name="T18">&gt;</text:span><text:line-break/><text:line-break/></text:p>
        </text:list-item>
      </text:list>
      <text:p text:style-name="Standard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9:28:51.048000000</meta:creation-date>
    <dc:date>2022-04-20T11:33:38.231000000</dc:date>
    <meta:editing-duration>PT2H11M25S</meta:editing-duration>
    <meta:editing-cycles>13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4" meta:word-count="379" meta:character-count="2983" meta:non-whitespace-character-count="2633"/>
  </office:meta>
</office:document-meta>
</file>